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D0000003A9C465A0689AED53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officeooo:rsid="001e598a" style:font-size-asian="11pt" style:font-size-complex="11pt"/>
    </style:style>
    <style:style style:name="P3" style:family="paragraph" style:parent-style-name="Standard">
      <style:text-properties style:font-name="Calibri" fo:font-size="11pt" officeooo:rsid="001e598a" officeooo:paragraph-rsid="001e598a" style:font-size-asian="11pt" style:font-size-complex="11pt"/>
    </style:style>
    <style:style style:name="P4" style:family="paragraph" style:parent-style-name="Standard">
      <style:text-properties style:font-name="Calibri" fo:font-size="11pt" officeooo:rsid="001e598a" officeooo:paragraph-rsid="00249bd8" style:font-size-asian="11pt" style:font-size-complex="11pt"/>
    </style:style>
    <style:style style:name="P5" style:family="paragraph" style:parent-style-name="Standard">
      <style:text-properties style:font-name="Calibri" fo:font-size="11pt" officeooo:rsid="001f8593" officeooo:paragraph-rsid="001f8593" style:font-size-asian="11pt" style:font-size-complex="11pt"/>
    </style:style>
    <style:style style:name="P6" style:family="paragraph" style:parent-style-name="Standard">
      <style:text-properties style:font-name="Calibri" fo:font-size="11pt" officeooo:rsid="001f8593" officeooo:paragraph-rsid="00249bd8" style:font-size-asian="11pt" style:font-size-complex="11pt"/>
    </style:style>
    <style:style style:name="P7" style:family="paragraph" style:parent-style-name="Standard">
      <style:text-properties style:font-name="Calibri" fo:font-size="11pt" officeooo:rsid="00249bd8" officeooo:paragraph-rsid="00249bd8" style:font-size-asian="11pt" style:font-size-complex="11pt"/>
    </style:style>
    <style:style style:name="P8" style:family="paragraph" style:parent-style-name="Standard">
      <style:text-properties style:font-name="Calibri" fo:font-size="11pt" fo:font-weight="bold" officeooo:rsid="001f8593" officeooo:paragraph-rsid="001f8593" style:font-size-asian="11pt" style:font-weight-asian="bold" style:font-size-complex="11pt" style:font-weight-complex="bold"/>
    </style:style>
    <style:style style:name="P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Liberation Serif1" fo:font-size="12pt" fo:font-style="normal" style:text-underline-style="none"/>
    </style:style>
    <style:style style:name="P11" style:family="paragraph">
      <style:paragraph-properties fo:text-align="start"/>
      <style:text-properties fo:font-family="Calibri" style:font-style-name="Regular" style:font-family-generic="swiss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ocations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current-selected="true" form:selected="true"/>
            <form:option form:label="Battle Creek 710 North Ave Battle Creek, MI 49017 (269) 788-3040"/>
            <form:option form:label="East Kalamazoo 2020 Gull Road Suite 1 &amp; 2 Kalamazoo, MI 49048 (269) 234-2941"/>
            <form:option form:label="Holland 601 Michigan Ave Suite 220 Holland, MI 49423 (616) 355-4284"/>
            <form:option form:label="Kalamazoo 5886 Venture Park Kalamazoo, MI 49009 (269) 375-4737"/>
            <form:option form:label="Mattawan 24466 Red Arrow Highway Suite D Mattawan, MI 49071 (269) 462-6431"/>
            <form:option form:label="Plainwell 380 Oaks Crossing Suite A Plainwell, MI 49080 (269) 685-9640"/>
            <form:option form:label="Portage 6016 Lovers Lane Suite 3 Portage, MI 49002 (269) 329-0934"/>
            <form:option form:label="Schoolcraft 12849 N US Highway 131 Suite 1 Schoolcraft, MI 49087 (269) 775-6020"/>
            <form:option form:label="St Joseph 2500 Niles Road Suite 8 St Joseph, MI 49085 (269) 375-4737"/>
          </form:listbox>
          <form:listbox form:name="List Box 1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current-selected="true" form:selected="true"/>
            <form:option form:label="Secondary insurance paid as primary "/>
            <form:option form:label="Patient overpayment"/>
            <form:option form:label="Insurance paid claim twice"/>
            <form:option form:label="Patient was not seen by us"/>
            <form:option form:label="Commercial insurance paid on Auto/WC"/>
            <form:option form:label="Other (explain below)"/>
            <form:option form:label=""/>
          </form:listbox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control text:anchor-type="paragraph" draw:z-index="0" draw:name="Shape2_17" draw:style-name="gr4" draw:text-style-name="P11" svg:width="6.7496in" svg:height="0.3543in" svg:x="0in" svg:y="0.0571in" draw:control="control1"/></text:p>
      <text:p text:style-name="P2"/>
      <text:p text:style-name="P2"/>
      <text:p text:style-name="P3"><text:date style:data-style-name="N37" text:date-value="2021-03-05T10:19:00.471999789">03/05/21</text:date></text:p>
      <text:p text:style-name="P3"/>
      <text:p text:style-name="P3">Dear <draw:control text:anchor-type="as-char" draw:z-index="5" draw:name="Shape5" draw:style-name="gr1" draw:text-style-name="P9" svg:width="2.1051in" svg:height="0.2713in" draw:control="control5"/>,</text:p>
      <text:p text:style-name="P3"/>
      <text:p text:style-name="P3">We are refunding your payment for the following patient due to the reason indicated below.</text:p>
      <text:p text:style-name="P3"/>
      <text:p text:style-name="P4">Patient Name: <draw:control text:anchor-type="as-char" draw:z-index="6" draw:name="Shape5_0" draw:style-name="gr1" draw:text-style-name="P9" svg:width="2.1051in" svg:height="0.2713in" draw:control="control6"/></text:p>
      <text:p text:style-name="P3"/>
      <text:p text:style-name="P4">Account Number: <draw:control text:anchor-type="as-char" draw:z-index="7" draw:name="Shape5_1" draw:style-name="gr1" draw:text-style-name="P9" svg:width="2.1051in" svg:height="0.2713in" draw:control="control7"/></text:p>
      <text:p text:style-name="P3"/>
      <text:p text:style-name="P4">Amount of Refund: $ <draw:control text:anchor-type="as-char" draw:z-index="8" draw:name="Shape5_2" draw:style-name="gr1" draw:text-style-name="P9" svg:width="2.1051in" svg:height="0.2713in" draw:control="control8"/></text:p>
      <text:p text:style-name="P3"/>
      <text:p text:style-name="P3">Reason for Refund:</text:p>
      <text:p text:style-name="P3"><draw:control text:anchor-type="as-char" draw:z-index="1" draw:name="Shape1" draw:style-name="gr3" draw:text-style-name="P11" svg:width="3.6461in" svg:height="0.2815in" draw:control="control2"/></text:p>
      <text:p text:style-name="P3"/>
      <text:p text:style-name="P7">Other reason for refund:</text:p>
      <text:p text:style-name="P3"><draw:control text:anchor-type="as-char" draw:z-index="2" draw:name="Shape3" draw:style-name="gr2" draw:text-style-name="P10" svg:width="5.5925in" svg:height="0.3969in" draw:control="control3"/></text:p>
      <text:p text:style-name="P3"/>
      <text:p text:style-name="P5">Dates of Service:</text:p>
      <text:p text:style-name="P6"><draw:control text:anchor-type="as-char" draw:z-index="9" draw:name="Shape4" draw:style-name="gr1" draw:text-style-name="P9" svg:width="1.5406in" svg:height="0.2606in" draw:control="control9"/><draw:control text:anchor-type="as-char" draw:z-index="10" draw:name="Shape4_0" draw:style-name="gr1" draw:text-style-name="P9" svg:width="1.5406in" svg:height="0.2606in" draw:control="control10"/><draw:control text:anchor-type="as-char" draw:z-index="11" draw:name="Shape4_1" draw:style-name="gr1" draw:text-style-name="P9" svg:width="1.5406in" svg:height="0.2606in" draw:control="control11"/></text:p>
      <text:p text:style-name="P6"><draw:control text:anchor-type="as-char" draw:z-index="12" draw:name="Shape4_2" draw:style-name="gr1" draw:text-style-name="P9" svg:width="1.5406in" svg:height="0.2606in" draw:control="control12"/><draw:control text:anchor-type="as-char" draw:z-index="13" draw:name="Shape4_3" draw:style-name="gr1" draw:text-style-name="P9" svg:width="1.5406in" svg:height="0.2606in" draw:control="control13"/><draw:control text:anchor-type="as-char" draw:z-index="14" draw:name="Shape4_4" draw:style-name="gr1" draw:text-style-name="P9" svg:width="1.5406in" svg:height="0.2606in" draw:control="control14"/></text:p>
      <text:p text:style-name="P6"/>
      <text:p text:style-name="P5">Comments:</text:p>
      <text:p text:style-name="P5"><draw:control text:anchor-type="as-char" draw:z-index="3" draw:name="Shape3_0" draw:style-name="gr2" draw:text-style-name="P10" svg:width="6.0213in" svg:height="0.9378in" draw:control="control4"/></text:p>
      <text:p text:style-name="P5"/>
      <text:p text:style-name="P8">Please call our office at the number listed at the top of the page if you have any questions regarding this refu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0.3327in" svg:y="-0.5in" svg:width="2.302in" svg:height="0.6043in" draw:z-index="4"><draw:image xlink:href="Pictures/10000201000000DD0000003A9C465A0689AED539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6T10:06:59.868000000</meta:creation-date>
    <dc:date>2021-03-05T10:19:00.136000000</dc:date>
    <meta:editing-duration>PT15M38S</meta:editing-duration>
    <meta:editing-cycles>6</meta:editing-cycles>
    <meta:generator>LibreOffice/7.1.1.2$Windows_X86_64 LibreOffice_project/fe0b08f4af1bacafe4c7ecc87ce55bb426164676</meta:generator>
    <meta:document-statistic meta:table-count="0" meta:image-count="1" meta:object-count="0" meta:page-count="1" meta:paragraph-count="16" meta:word-count="59" meta:character-count="337" meta:non-whitespace-character-count="286"/>
  </office:meta>
</office:document-meta>
</file>